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EKSPERYMENT</text:p>
      <text:p text:style-name="Standard"><text:s/>0 , <text:s/>303.40</text:p>
      <text:p text:style-name="Standard"><text:s/>1 , <text:s/>303.40</text:p>
      <text:p text:style-name="Standard"><text:s/>2 , <text:s/>412.91</text:p>
      <text:p text:style-name="Standard"><text:s/>3 , <text:s/>412.91</text:p>
      <text:p text:style-name="Standard"><text:s/>4 , <text:s/>946.85</text:p>
      <text:p text:style-name="Standard"><text:s/>5 , <text:s/>1789.43</text:p>
      <text:p text:style-name="Standard"><text:s/>6 , <text:s/>1789.43</text:p>
      <text:p text:style-name="Standard"><text:s/>7 , <text:s/>2215.61</text:p>
      <text:p text:style-name="Standard"><text:s/>8 , <text:s/>2215.61</text:p>
      <text:p text:style-name="Standard"><text:s/>9 , <text:s/>2215.61</text:p>
      <text:p text:style-name="Standard"><text:s/>10 , <text:s/>3055.26</text:p>
      <text:p text:style-name="Standard"><text:s/>11 , <text:s/>3055.26</text:p>
      <text:p text:style-name="Standard"><text:s/>12 , <text:s/>3055.26</text:p>
      <text:p text:style-name="Standard"><text:s/>13 , <text:s/>3055.26</text:p>
      <text:p text:style-name="Standard"><text:s/>14 , <text:s/>3055.26</text:p>
      <text:p text:style-name="Standard"><text:s/>15 , <text:s/>3055.26</text:p>
      <text:p text:style-name="Standard"><text:s/>16 , <text:s/>3055.26</text:p>
      <text:p text:style-name="Standard"><text:s/>17 , <text:s/>3055.26</text:p>
      <text:p text:style-name="Standard"><text:s/>18 , <text:s/>3055.26</text:p>
      <text:p text:style-name="Standard"><text:s/>19 , <text:s/>3055.26</text:p>
      <text:p text:style-name="Standard"><text:s/>20 , <text:s/>3055.26</text:p>
      <text:p text:style-name="Standard"><text:s/>21 , <text:s/>3906.34</text:p>
      <text:p text:style-name="Standard"><text:s/>22 , <text:s/>3055.26</text:p>
      <text:p text:style-name="Standard"><text:s/>23 , <text:s/>3055.26</text:p>
      <text:p text:style-name="Standard"><text:s/>24 , <text:s/>3055.26</text:p>
      <text:p text:style-name="Standard"><text:s/>25 , <text:s/>3055.26</text:p>
      <text:p text:style-name="Standard"><text:s/>26 , <text:s/>3055.26</text:p>
      <text:p text:style-name="Standard"><text:s/>27 , <text:s/>3055.26</text:p>
      <text:p text:style-name="Standard"><text:s/>28 , <text:s/>3906.34</text:p>
      <text:p text:style-name="Standard"><text:s/>29 , <text:s/>3906.34</text:p>
      <text:p text:style-name="Standard"><text:s/>30 , <text:s/>4087.34</text:p>
      <text:p text:style-name="Standard"><text:s/>31 , <text:s/>4087.34</text:p>
      <text:p text:style-name="Standard"><text:s/>32 , <text:s/>4087.34</text:p>
      <text:p text:style-name="Standard"><text:s/>33 , <text:s/>5310.69</text:p>
      <text:p text:style-name="Standard"><text:s/>34 , <text:s/>5310.69</text:p>
      <text:p text:style-name="Standard"><text:s/>35 , <text:s/>5310.69</text:p>
      <text:p text:style-name="Standard"><text:s/>36 , <text:s/>5310.69</text:p>
      <text:p text:style-name="Standard"><text:s/>37 , <text:s/>5310.69</text:p>
      <text:p text:style-name="Standard"><text:s/>38 , <text:s/>5310.69</text:p>
      <text:p text:style-name="Standard"><text:s/>39 , <text:s/>5310.69</text:p>
      <text:p text:style-name="Standard"><text:s/>40 , <text:s/>5310.69</text:p>
      <text:p text:style-name="Standard"><text:s/>41 , <text:s/>5310.69</text:p>
      <text:p text:style-name="Standard"><text:s/>42 , <text:s/>5310.69</text:p>
      <text:p text:style-name="Standard"><text:s/>43 , <text:s/>5310.69</text:p>
      <text:p text:style-name="Standard"><text:s/>44 , <text:s/>5310.69</text:p>
      <text:p text:style-name="Standard"><text:s/>45 , <text:s/>5310.69</text:p>
      <text:p text:style-name="Standard"><text:s/>46 , <text:s/>5310.69</text:p>
      <text:p text:style-name="Standard"><text:s/>47 , <text:s/>5310.69</text:p>
      <text:p text:style-name="Standard"><text:s/>48 , <text:s/>5310.69</text:p>
      <text:p text:style-name="Standard"><text:s/>49 , <text:s/>5310.69</text:p>
      <text:p text:style-name="Standard"><text:s/>50 , <text:s/>5576.74</text:p>
      <text:soft-page-break/>
      <text:p text:style-name="Standard"><text:s/>51 , <text:s/>6120.70</text:p>
      <text:p text:style-name="Standard"><text:s/>52 , <text:s/>6120.70</text:p>
      <text:p text:style-name="Standard"><text:s/>53 , <text:s/>6120.70</text:p>
      <text:p text:style-name="Standard"><text:s/>54 , <text:s/>5576.74</text:p>
      <text:p text:style-name="Standard"><text:s/>55 , <text:s/>5936.92</text:p>
      <text:p text:style-name="Standard"><text:s/>56 , <text:s/>5936.92</text:p>
      <text:p text:style-name="Standard"><text:s/>57 , <text:s/>5936.92</text:p>
      <text:p text:style-name="Standard"><text:s/>58 , <text:s/>6120.70</text:p>
      <text:p text:style-name="Standard"><text:s/>59 , <text:s/>6120.70</text:p>
      <text:p text:style-name="Standard"><text:s/>60 , <text:s/>5576.74</text:p>
      <text:p text:style-name="Standard"><text:s/>61 , <text:s/>5576.74</text:p>
      <text:p text:style-name="Standard"><text:s/>62 , <text:s/>5576.74</text:p>
      <text:p text:style-name="Standard"><text:s/>63 , <text:s/>7042.89</text:p>
      <text:p text:style-name="Standard"><text:s/>64 , <text:s/>7042.89</text:p>
      <text:p text:style-name="Standard"><text:s/>65 , <text:s/>7042.89</text:p>
      <text:p text:style-name="Standard"><text:s/>66 , <text:s/>7042.89</text:p>
      <text:p text:style-name="Standard"><text:s/>67 , <text:s/>7042.89</text:p>
      <text:p text:style-name="Standard"><text:s/>68 , <text:s/>7042.89</text:p>
      <text:p text:style-name="Standard"><text:s/>69 , <text:s/>7042.89</text:p>
      <text:p text:style-name="Standard"><text:s/>70 , <text:s/>7042.89</text:p>
      <text:p text:style-name="Standard"><text:s/>71 , <text:s/>7220.60</text:p>
      <text:p text:style-name="Standard"><text:s/>72 , <text:s/>7042.89</text:p>
      <text:p text:style-name="Standard"><text:s/>73 , <text:s/>7042.89</text:p>
      <text:p text:style-name="Standard"><text:s/>74 , <text:s/>7042.89</text:p>
      <text:p text:style-name="Standard"><text:s/>75 , <text:s/>8229.12</text:p>
      <text:p text:style-name="Standard"><text:s/>76 , <text:s/>8229.12</text:p>
      <text:p text:style-name="Standard"><text:s/>77 , <text:s/>13266.33</text:p>
      <text:p text:style-name="Standard"><text:s/>78 , <text:s/>13266.33</text:p>
      <text:p text:style-name="Standard"><text:s/>79 , <text:s/>13266.33</text:p>
      <text:p text:style-name="Standard"><text:s/>80 , <text:s/>13266.33</text:p>
      <text:p text:style-name="Standard"><text:s/>81 , <text:s/>8229.12</text:p>
      <text:p text:style-name="Standard"><text:s/>82 , <text:s/>8229.12</text:p>
      <text:p text:style-name="Standard"><text:s/>83 , <text:s/>8229.12</text:p>
      <text:p text:style-name="Standard"><text:s/>84 , <text:s/>8229.12</text:p>
      <text:p text:style-name="Standard"><text:s/>85 , <text:s/>8229.12</text:p>
      <text:p text:style-name="Standard"><text:s/>86 , <text:s/>8229.12</text:p>
      <text:p text:style-name="Standard"><text:s/>87 , <text:s/>8229.12</text:p>
      <text:p text:style-name="Standard"><text:s/>88 , <text:s/>8229.12</text:p>
      <text:p text:style-name="Standard"><text:s/>89 , <text:s/>8229.12</text:p>
      <text:p text:style-name="Standard"><text:s/>90 , <text:s/>8229.12</text:p>
      <text:p text:style-name="Standard"><text:s/>91 , <text:s/>8229.12</text:p>
      <text:p text:style-name="Standard"><text:s/>92 , <text:s/>8229.12</text:p>
      <text:p text:style-name="Standard"><text:s/>93 , <text:s/>8229.12</text:p>
      <text:p text:style-name="Standard"><text:s/>94 , <text:s/>8444.23</text:p>
      <text:p text:style-name="Standard"><text:s/>95 , <text:s/>13523.31</text:p>
      <text:p text:style-name="Standard"><text:s/>96 , <text:s/>13523.31</text:p>
      <text:p text:style-name="Standard"><text:s/>97 , <text:s/>13523.31</text:p>
      <text:p text:style-name="Standard"><text:s/>98 , <text:s/>13523.31</text:p>
      <text:p text:style-name="Standard"><text:s/>99 , <text:s/>13523.31</text:p>
      <text:p text:style-name="Standard">EKSPERYMENT</text:p>
      <text:p text:style-name="Standard"><text:s/>0 , <text:s/>577.33</text:p>
      <text:p text:style-name="Standard"><text:s/>1 , <text:s/>577.33</text:p>
      <text:soft-page-break/>
      <text:p text:style-name="Standard"><text:s/>2 , <text:s/>619.20</text:p>
      <text:p text:style-name="Standard"><text:s/>3 , <text:s/>916.60</text:p>
      <text:p text:style-name="Standard"><text:s/>4 , <text:s/>1112.35</text:p>
      <text:p text:style-name="Standard"><text:s/>5 , <text:s/>1112.35</text:p>
      <text:p text:style-name="Standard"><text:s/>6 , <text:s/>1286.08</text:p>
      <text:p text:style-name="Standard"><text:s/>7 , <text:s/>1688.27</text:p>
      <text:p text:style-name="Standard"><text:s/>8 , <text:s/>1286.33</text:p>
      <text:p text:style-name="Standard"><text:s/>9 , <text:s/>1319.23</text:p>
      <text:p text:style-name="Standard"><text:s/>10 , <text:s/>1819.58</text:p>
      <text:p text:style-name="Standard"><text:s/>11 , <text:s/>1819.58</text:p>
      <text:p text:style-name="Standard"><text:s/>12 , <text:s/>2051.23</text:p>
      <text:p text:style-name="Standard"><text:s/>13 , <text:s/>3144.60</text:p>
      <text:p text:style-name="Standard"><text:s/>14 , <text:s/>3144.60</text:p>
      <text:p text:style-name="Standard"><text:s/>15 , <text:s/>3886.88</text:p>
      <text:p text:style-name="Standard"><text:s/>16 , <text:s/>3144.60</text:p>
      <text:p text:style-name="Standard"><text:s/>17 , <text:s/>3233.98</text:p>
      <text:p text:style-name="Standard"><text:s/>18 , <text:s/>3144.60</text:p>
      <text:p text:style-name="Standard"><text:s/>19 , <text:s/>3278.36</text:p>
      <text:p text:style-name="Standard"><text:s/>20 , <text:s/>3278.36</text:p>
      <text:p text:style-name="Standard"><text:s/>21 , <text:s/>3278.36</text:p>
      <text:p text:style-name="Standard"><text:s/>22 , <text:s/>5103.20</text:p>
      <text:p text:style-name="Standard"><text:s/>23 , <text:s/>6163.96</text:p>
      <text:p text:style-name="Standard"><text:s/>24 , <text:s/>6163.96</text:p>
      <text:p text:style-name="Standard"><text:s/>25 , <text:s/>6163.96</text:p>
      <text:p text:style-name="Standard"><text:s/>26 , <text:s/>6163.96</text:p>
      <text:p text:style-name="Standard"><text:s/>27 , <text:s/>6163.96</text:p>
      <text:p text:style-name="Standard"><text:s/>28 , <text:s/>6163.96</text:p>
      <text:p text:style-name="Standard"><text:s/>29 , <text:s/>6163.96</text:p>
      <text:p text:style-name="Standard"><text:s/>30 , <text:s/>6219.66</text:p>
      <text:p text:style-name="Standard"><text:s/>31 , <text:s/>9628.54</text:p>
      <text:p text:style-name="Standard"><text:s/>32 , <text:s/>6219.66</text:p>
      <text:p text:style-name="Standard"><text:s/>33 , <text:s/>6219.66</text:p>
      <text:p text:style-name="Standard"><text:s/>34 , <text:s/>10333.26</text:p>
      <text:p text:style-name="Standard"><text:s/>35 , <text:s/>10333.26</text:p>
      <text:p text:style-name="Standard"><text:s/>36 , <text:s/>10333.26</text:p>
      <text:p text:style-name="Standard"><text:s/>37 , <text:s/>10333.26</text:p>
      <text:p text:style-name="Standard"><text:s/>38 , <text:s/>10333.26</text:p>
      <text:p text:style-name="Standard"><text:s/>39 , <text:s/>10333.26</text:p>
      <text:p text:style-name="Standard"><text:s/>40 , <text:s/>10333.26</text:p>
      <text:p text:style-name="Standard"><text:s/>41 , <text:s/>10333.26</text:p>
      <text:p text:style-name="Standard"><text:s/>42 , <text:s/>10333.26</text:p>
      <text:p text:style-name="Standard"><text:s/>43 , <text:s/>11939.42</text:p>
      <text:p text:style-name="Standard"><text:s/>44 , <text:s/>11939.42</text:p>
      <text:p text:style-name="Standard"><text:s/>45 , <text:s/>11939.42</text:p>
      <text:p text:style-name="Standard"><text:s/>46 , <text:s/>10333.26</text:p>
      <text:p text:style-name="Standard"><text:s/>47 , <text:s/>10333.26</text:p>
      <text:p text:style-name="Standard"><text:s/>48 , <text:s/>10333.26</text:p>
      <text:p text:style-name="Standard"><text:s/>49 , <text:s/>16726.23</text:p>
      <text:p text:style-name="Standard"><text:s/>50 , <text:s/>16726.23</text:p>
      <text:p text:style-name="Standard"><text:s/>51 , <text:s/>16726.23</text:p>
      <text:p text:style-name="Standard"><text:s/>52 , <text:s/>16726.23</text:p>
      <text:p text:style-name="Standard"><text:s/>53 , <text:s/>16726.23</text:p>
      <text:soft-page-break/>
      <text:p text:style-name="Standard"><text:s/>54 , <text:s/>16726.23</text:p>
      <text:p text:style-name="Standard"><text:s/>55 , <text:s/>16726.23</text:p>
      <text:p text:style-name="Standard"><text:s/>56 , <text:s/>18634.53</text:p>
      <text:p text:style-name="Standard"><text:s/>57 , <text:s/>18634.53</text:p>
      <text:p text:style-name="Standard"><text:s/>58 , <text:s/>18634.53</text:p>
      <text:p text:style-name="Standard"><text:s/>59 , <text:s/>18634.53</text:p>
      <text:p text:style-name="Standard"><text:s/>60 , <text:s/>19629.53</text:p>
      <text:p text:style-name="Standard"><text:s/>61 , <text:s/>19629.53</text:p>
      <text:p text:style-name="Standard"><text:s/>62 , <text:s/>19629.53</text:p>
      <text:p text:style-name="Standard"><text:s/>63 , <text:s/>19629.53</text:p>
      <text:p text:style-name="Standard"><text:s/>64 , <text:s/>20705.65</text:p>
      <text:p text:style-name="Standard"><text:s/>65 , <text:s/>20705.65</text:p>
      <text:p text:style-name="Standard"><text:s/>66 , <text:s/>19629.53</text:p>
      <text:p text:style-name="Standard"><text:s/>67 , <text:s/>19629.53</text:p>
      <text:p text:style-name="Standard"><text:s/>68 , <text:s/>19629.53</text:p>
      <text:p text:style-name="Standard"><text:s/>69 , <text:s/>20705.65</text:p>
      <text:p text:style-name="Standard"><text:s/>70 , <text:s/>19629.53</text:p>
      <text:p text:style-name="Standard"><text:s/>71 , <text:s/>20705.65</text:p>
      <text:p text:style-name="Standard"><text:s/>72 , <text:s/>20705.65</text:p>
      <text:p text:style-name="Standard"><text:s/>73 , <text:s/>20705.65</text:p>
      <text:p text:style-name="Standard"><text:s/>74 , <text:s/>20705.65</text:p>
      <text:p text:style-name="Standard"><text:s/>75 , <text:s/>20705.65</text:p>
      <text:p text:style-name="Standard"><text:s/>76 , <text:s/>20705.65</text:p>
      <text:p text:style-name="Standard"><text:s/>77 , <text:s/>20705.65</text:p>
      <text:p text:style-name="Standard"><text:s/>78 , <text:s/>20255.76</text:p>
      <text:p text:style-name="Standard"><text:s/>79 , <text:s/>20255.76</text:p>
      <text:p text:style-name="Standard"><text:s/>80 , <text:s/>20255.76</text:p>
      <text:p text:style-name="Standard"><text:s/>81 , <text:s/>20255.76</text:p>
      <text:p text:style-name="Standard"><text:s/>82 , <text:s/>20255.76</text:p>
      <text:p text:style-name="Standard"><text:s/>83 , <text:s/>20255.76</text:p>
      <text:p text:style-name="Standard"><text:s/>84 , <text:s/>20255.76</text:p>
      <text:p text:style-name="Standard"><text:s/>85 , <text:s/>18634.53</text:p>
      <text:p text:style-name="Standard"><text:s/>86 , <text:s/>18634.53</text:p>
      <text:p text:style-name="Standard"><text:s/>87 , <text:s/>19645.07</text:p>
      <text:p text:style-name="Standard"><text:s/>88 , <text:s/>19645.07</text:p>
      <text:p text:style-name="Standard"><text:s/>89 , <text:s/>19645.07</text:p>
      <text:p text:style-name="Standard"><text:s/>90 , <text:s/>19645.07</text:p>
      <text:p text:style-name="Standard"><text:s/>91 , <text:s/>19645.07</text:p>
      <text:p text:style-name="Standard"><text:s/>92 , <text:s/>19645.07</text:p>
      <text:p text:style-name="Standard"><text:s/>93 , <text:s/>19645.07</text:p>
      <text:p text:style-name="Standard"><text:s/>94 , <text:s/>19645.07</text:p>
      <text:p text:style-name="Standard"><text:s/>95 , <text:s/>19645.07</text:p>
      <text:p text:style-name="Standard"><text:s/>96 , <text:s/>19629.53</text:p>
      <text:p text:style-name="Standard"><text:s/>97 , <text:s/>19629.53</text:p>
      <text:p text:style-name="Standard"><text:s/>98 , <text:s/>19629.53</text:p>
      <text:p text:style-name="Standard"><text:s/>99 , <text:s/>19629.53</text:p>
      <text:p text:style-name="Standard">EKSPERYMENT</text:p>
      <text:p text:style-name="Standard"><text:s/>0 , <text:s/>580.31</text:p>
      <text:p text:style-name="Standard"><text:s/>1 , <text:s/>580.31</text:p>
      <text:p text:style-name="Standard"><text:s/>2 , <text:s/>809.13</text:p>
      <text:p text:style-name="Standard"><text:s/>3 , <text:s/>809.13</text:p>
      <text:p text:style-name="Standard"><text:s/>4 , <text:s/>963.16</text:p>
      <text:soft-page-break/>
      <text:p text:style-name="Standard"><text:s/>5 , <text:s/>984.28</text:p>
      <text:p text:style-name="Standard"><text:s/>6 , <text:s/>987.26</text:p>
      <text:p text:style-name="Standard"><text:s/>7 , <text:s/>987.26</text:p>
      <text:p text:style-name="Standard"><text:s/>8 , <text:s/>746.27</text:p>
      <text:p text:style-name="Standard"><text:s/>9 , <text:s/>1133.19</text:p>
      <text:p text:style-name="Standard"><text:s/>10 , <text:s/>1133.19</text:p>
      <text:p text:style-name="Standard"><text:s/>11 , <text:s/>1249.67</text:p>
      <text:p text:style-name="Standard"><text:s/>12 , <text:s/>1329.50</text:p>
      <text:p text:style-name="Standard"><text:s/>13 , <text:s/>1617.71</text:p>
      <text:p text:style-name="Standard"><text:s/>14 , <text:s/>1050.25</text:p>
      <text:p text:style-name="Standard"><text:s/>15 , <text:s/>1050.25</text:p>
      <text:p text:style-name="Standard"><text:s/>16 , <text:s/>1050.25</text:p>
      <text:p text:style-name="Standard"><text:s/>17 , <text:s/>1050.25</text:p>
      <text:p text:style-name="Standard"><text:s/>18 , <text:s/>2525.86</text:p>
      <text:p text:style-name="Standard"><text:s/>19 , <text:s/>2525.86</text:p>
      <text:p text:style-name="Standard"><text:s/>20 , <text:s/>2525.86</text:p>
      <text:p text:style-name="Standard"><text:s/>21 , <text:s/>2920.55</text:p>
      <text:p text:style-name="Standard"><text:s/>22 , <text:s/>3013.09</text:p>
      <text:p text:style-name="Standard"><text:s/>23 , <text:s/>4376.63</text:p>
      <text:p text:style-name="Standard"><text:s/>24 , <text:s/>4376.63</text:p>
      <text:p text:style-name="Standard"><text:s/>25 , <text:s/>4376.63</text:p>
      <text:p text:style-name="Standard"><text:s/>26 , <text:s/>4715.53</text:p>
      <text:p text:style-name="Standard"><text:s/>27 , <text:s/>4715.53</text:p>
      <text:p text:style-name="Standard"><text:s/>28 , <text:s/>4715.53</text:p>
      <text:p text:style-name="Standard"><text:s/>29 , <text:s/>7721.21</text:p>
      <text:p text:style-name="Standard"><text:s/>30 , <text:s/>4337.68</text:p>
      <text:p text:style-name="Standard"><text:s/>31 , <text:s/>5549.68</text:p>
      <text:p text:style-name="Standard"><text:s/>32 , <text:s/>8958.17</text:p>
      <text:p text:style-name="Standard"><text:s/>33 , <text:s/>12608.20</text:p>
      <text:p text:style-name="Standard"><text:s/>34 , <text:s/>12608.20</text:p>
      <text:p text:style-name="Standard"><text:s/>35 , <text:s/>12608.20</text:p>
      <text:p text:style-name="Standard"><text:s/>36 , <text:s/>14120.36</text:p>
      <text:p text:style-name="Standard"><text:s/>37 , <text:s/>14120.36</text:p>
      <text:p text:style-name="Standard"><text:s/>38 , <text:s/>14120.36</text:p>
      <text:p text:style-name="Standard"><text:s/>39 , <text:s/>18703.35</text:p>
      <text:p text:style-name="Standard"><text:s/>40 , <text:s/>18703.35</text:p>
      <text:p text:style-name="Standard"><text:s/>41 , <text:s/>18703.35</text:p>
      <text:p text:style-name="Standard"><text:s/>42 , <text:s/>27388.40</text:p>
      <text:p text:style-name="Standard"><text:s/>43 , <text:s/>27388.40</text:p>
      <text:p text:style-name="Standard"><text:s/>44 , <text:s/>18703.35</text:p>
      <text:p text:style-name="Standard"><text:s/>45 , <text:s/>18703.35</text:p>
      <text:p text:style-name="Standard"><text:s/>46 , <text:s/>21392.05</text:p>
      <text:p text:style-name="Standard"><text:s/>47 , <text:s/>21392.05</text:p>
      <text:p text:style-name="Standard"><text:s/>48 , <text:s/>21392.05</text:p>
      <text:p text:style-name="Standard"><text:s/>49 , <text:s/>49512.47</text:p>
      <text:p text:style-name="Standard"><text:s/>50 , <text:s/>27445.27</text:p>
      <text:p text:style-name="Standard"><text:s/>51 , <text:s/>27445.27</text:p>
      <text:p text:style-name="Standard"><text:s/>52 , <text:s/>27445.27</text:p>
      <text:p text:style-name="Standard"><text:s/>53 , <text:s/>27445.27</text:p>
      <text:p text:style-name="Standard"><text:s/>54 , <text:s/>27445.27</text:p>
      <text:p text:style-name="Standard"><text:s/>55 , <text:s/>49512.47</text:p>
      <text:p text:style-name="Standard"><text:s/>56 , <text:s/>49512.47</text:p>
      <text:soft-page-break/>
      <text:p text:style-name="Standard"><text:s/>57 , <text:s/>49512.47</text:p>
      <text:p text:style-name="Standard"><text:s/>58 , <text:s/>49512.47</text:p>
      <text:p text:style-name="Standard"><text:s/>59 , <text:s/>49512.47</text:p>
      <text:p text:style-name="Standard"><text:s/>60 , <text:s/>49512.47</text:p>
      <text:p text:style-name="Standard"><text:s/>61 , <text:s/>49512.47</text:p>
      <text:p text:style-name="Standard"><text:s/>62 , <text:s/>49512.47</text:p>
      <text:p text:style-name="Standard"><text:s/>63 , <text:s/>49512.47</text:p>
      <text:p text:style-name="Standard"><text:s/>64 , <text:s/>49512.47</text:p>
      <text:p text:style-name="Standard"><text:s/>65 , <text:s/>49512.47</text:p>
      <text:p text:style-name="Standard"><text:s/>66 , <text:s/>56689.80</text:p>
      <text:p text:style-name="Standard"><text:s/>67 , <text:s/>56689.80</text:p>
      <text:p text:style-name="Standard"><text:s/>68 , <text:s/>56689.80</text:p>
      <text:p text:style-name="Standard"><text:s/>69 , <text:s/>49512.47</text:p>
      <text:p text:style-name="Standard"><text:s/>70 , <text:s/>49512.47</text:p>
      <text:p text:style-name="Standard"><text:s/>71 , <text:s/>49512.47</text:p>
      <text:p text:style-name="Standard"><text:s/>72 , <text:s/>49512.47</text:p>
      <text:p text:style-name="Standard"><text:s/>73 , <text:s/>49512.47</text:p>
      <text:p text:style-name="Standard"><text:s/>74 , <text:s/>49512.47</text:p>
      <text:p text:style-name="Standard"><text:s/>75 , <text:s/>49512.47</text:p>
      <text:p text:style-name="Standard"><text:s/>76 , <text:s/>49512.47</text:p>
      <text:p text:style-name="Standard"><text:s/>77 , <text:s/>49512.47</text:p>
      <text:p text:style-name="Standard"><text:s/>78 , <text:s/>49512.47</text:p>
      <text:p text:style-name="Standard"><text:s/>79 , <text:s/>49512.47</text:p>
      <text:p text:style-name="Standard"><text:s/>80 , <text:s/>49512.47</text:p>
      <text:p text:style-name="Standard"><text:s/>81 , <text:s/>49512.47</text:p>
      <text:p text:style-name="Standard"><text:s/>82 , <text:s/>49512.47</text:p>
      <text:p text:style-name="Standard"><text:s/>83 , <text:s/>49512.47</text:p>
      <text:p text:style-name="Standard"><text:s/>84 , <text:s/>49512.47</text:p>
      <text:p text:style-name="Standard"><text:s/>85 , <text:s/>49512.47</text:p>
      <text:p text:style-name="Standard"><text:s/>86 , <text:s/>49512.47</text:p>
      <text:p text:style-name="Standard"><text:s/>87 , <text:s/>49512.47</text:p>
      <text:p text:style-name="Standard"><text:s/>88 , <text:s/>49512.47</text:p>
      <text:p text:style-name="Standard"><text:s/>89 , <text:s/>49512.47</text:p>
      <text:p text:style-name="Standard"><text:s/>90 , <text:s/>49512.47</text:p>
      <text:p text:style-name="Standard"><text:s/>91 , <text:s/>49512.47</text:p>
      <text:p text:style-name="Standard"><text:s/>92 , <text:s/>49512.47</text:p>
      <text:p text:style-name="Standard"><text:s/>93 , <text:s/>49512.47</text:p>
      <text:p text:style-name="Standard"><text:s/>94 , <text:s/>49512.47</text:p>
      <text:p text:style-name="Standard"><text:s/>95 , <text:s/>49512.47</text:p>
      <text:p text:style-name="Standard"><text:s/>96 , <text:s/>49512.47</text:p>
      <text:p text:style-name="Standard"><text:s/>97 , <text:s/>49512.47</text:p>
      <text:p text:style-name="Standard"><text:s/>98 , <text:s/>49512.47</text:p>
      <text:p text:style-name="Standard"><text:s/>99 , <text:s/>49512.47</text:p>
      <text:p text:style-name="Standard">EKSPERYMENT</text:p>
      <text:p text:style-name="Standard"><text:s/>0 , <text:s/>282.14</text:p>
      <text:p text:style-name="Standard"><text:s/>1 , <text:s/>282.14</text:p>
      <text:p text:style-name="Standard"><text:s/>2 , <text:s/>302.83</text:p>
      <text:p text:style-name="Standard"><text:s/>3 , <text:s/>323.91</text:p>
      <text:p text:style-name="Standard"><text:s/>4 , <text:s/>507.87</text:p>
      <text:p text:style-name="Standard"><text:s/>5 , <text:s/>773.49</text:p>
      <text:p text:style-name="Standard"><text:s/>6 , <text:s/>773.49</text:p>
      <text:p text:style-name="Standard"><text:s/>7 , <text:s/>773.49</text:p>
      <text:soft-page-break/>
      <text:p text:style-name="Standard"><text:s/>8 , <text:s/>773.49</text:p>
      <text:p text:style-name="Standard"><text:s/>9 , <text:s/>1582.31</text:p>
      <text:p text:style-name="Standard"><text:s/>10 , <text:s/>1862.52</text:p>
      <text:p text:style-name="Standard"><text:s/>11 , <text:s/>1862.52</text:p>
      <text:p text:style-name="Standard"><text:s/>12 , <text:s/>1741.35</text:p>
      <text:p text:style-name="Standard"><text:s/>13 , <text:s/>1862.52</text:p>
      <text:p text:style-name="Standard"><text:s/>14 , <text:s/>1862.52</text:p>
      <text:p text:style-name="Standard"><text:s/>15 , <text:s/>1862.52</text:p>
      <text:p text:style-name="Standard"><text:s/>16 , <text:s/>1862.52</text:p>
      <text:p text:style-name="Standard"><text:s/>17 , <text:s/>1862.52</text:p>
      <text:p text:style-name="Standard"><text:s/>18 , <text:s/>1862.52</text:p>
      <text:p text:style-name="Standard"><text:s/>19 , <text:s/>1862.52</text:p>
      <text:p text:style-name="Standard"><text:s/>20 , <text:s/>1862.52</text:p>
      <text:p text:style-name="Standard"><text:s/>21 , <text:s/>2204.94</text:p>
      <text:p text:style-name="Standard"><text:s/>22 , <text:s/>2204.94</text:p>
      <text:p text:style-name="Standard"><text:s/>23 , <text:s/>2204.94</text:p>
      <text:p text:style-name="Standard"><text:s/>24 , <text:s/>2204.94</text:p>
      <text:p text:style-name="Standard"><text:s/>25 , <text:s/>2204.94</text:p>
      <text:p text:style-name="Standard"><text:s/>26 , <text:s/>2429.55</text:p>
      <text:p text:style-name="Standard"><text:s/>27 , <text:s/>2429.55</text:p>
      <text:p text:style-name="Standard"><text:s/>28 , <text:s/>2429.55</text:p>
      <text:p text:style-name="Standard"><text:s/>29 , <text:s/>3104.31</text:p>
      <text:p text:style-name="Standard"><text:s/>30 , <text:s/>3104.31</text:p>
      <text:p text:style-name="Standard"><text:s/>31 , <text:s/>3104.31</text:p>
      <text:p text:style-name="Standard"><text:s/>32 , <text:s/>3104.31</text:p>
      <text:p text:style-name="Standard"><text:s/>33 , <text:s/>3104.31</text:p>
      <text:p text:style-name="Standard"><text:s/>34 , <text:s/>3104.31</text:p>
      <text:p text:style-name="Standard"><text:s/>35 , <text:s/>3104.31</text:p>
      <text:p text:style-name="Standard"><text:s/>36 , <text:s/>3104.31</text:p>
      <text:p text:style-name="Standard"><text:s/>37 , <text:s/>3104.31</text:p>
      <text:p text:style-name="Standard"><text:s/>38 , <text:s/>3104.31</text:p>
      <text:p text:style-name="Standard"><text:s/>39 , <text:s/>3104.31</text:p>
      <text:p text:style-name="Standard"><text:s/>40 , <text:s/>3104.31</text:p>
      <text:p text:style-name="Standard"><text:s/>41 , <text:s/>3104.31</text:p>
      <text:p text:style-name="Standard"><text:s/>42 , <text:s/>3104.31</text:p>
      <text:p text:style-name="Standard"><text:s/>43 , <text:s/>3104.31</text:p>
      <text:p text:style-name="Standard"><text:s/>44 , <text:s/>3104.31</text:p>
      <text:p text:style-name="Standard"><text:s/>45 , <text:s/>3104.31</text:p>
      <text:p text:style-name="Standard"><text:s/>46 , <text:s/>3104.31</text:p>
      <text:p text:style-name="Standard"><text:s/>47 , <text:s/>3104.31</text:p>
      <text:p text:style-name="Standard"><text:s/>48 , <text:s/>3104.31</text:p>
      <text:p text:style-name="Standard"><text:s/>49 , <text:s/>3104.31</text:p>
      <text:p text:style-name="Standard"><text:s/>50 , <text:s/>3104.31</text:p>
      <text:p text:style-name="Standard"><text:s/>51 , <text:s/>3104.31</text:p>
      <text:p text:style-name="Standard"><text:s/>52 , <text:s/>3104.31</text:p>
      <text:p text:style-name="Standard"><text:s/>53 , <text:s/>3104.31</text:p>
      <text:p text:style-name="Standard"><text:s/>54 , <text:s/>3104.31</text:p>
      <text:p text:style-name="Standard"><text:s/>55 , <text:s/>3104.31</text:p>
      <text:p text:style-name="Standard"><text:s/>56 , <text:s/>3104.31</text:p>
      <text:p text:style-name="Standard"><text:s/>57 , <text:s/>3104.31</text:p>
      <text:p text:style-name="Standard"><text:s/>58 , <text:s/>3104.31</text:p>
      <text:p text:style-name="Standard"><text:s/>59 , <text:s/>3104.31</text:p>
      <text:soft-page-break/>
      <text:p text:style-name="Standard"><text:s/>60 , <text:s/>3104.31</text:p>
      <text:p text:style-name="Standard"><text:s/>61 , <text:s/>3274.66</text:p>
      <text:p text:style-name="Standard"><text:s/>62 , <text:s/>3274.66</text:p>
      <text:p text:style-name="Standard"><text:s/>63 , <text:s/>3274.66</text:p>
      <text:p text:style-name="Standard"><text:s/>64 , <text:s/>3274.66</text:p>
      <text:p text:style-name="Standard"><text:s/>65 , <text:s/>3274.66</text:p>
      <text:p text:style-name="Standard"><text:s/>66 , <text:s/>3274.66</text:p>
      <text:p text:style-name="Standard"><text:s/>67 , <text:s/>3458.24</text:p>
      <text:p text:style-name="Standard"><text:s/>68 , <text:s/>3458.24</text:p>
      <text:p text:style-name="Standard"><text:s/>69 , <text:s/>3458.24</text:p>
      <text:p text:style-name="Standard"><text:s/>70 , <text:s/>3458.24</text:p>
      <text:p text:style-name="Standard"><text:s/>71 , <text:s/>3458.24</text:p>
      <text:p text:style-name="Standard"><text:s/>72 , <text:s/>3458.24</text:p>
      <text:p text:style-name="Standard"><text:s/>73 , <text:s/>5175.56</text:p>
      <text:p text:style-name="Standard"><text:s/>74 , <text:s/>3458.24</text:p>
      <text:p text:style-name="Standard"><text:s/>75 , <text:s/>3458.24</text:p>
      <text:p text:style-name="Standard"><text:s/>76 , <text:s/>6043.75</text:p>
      <text:p text:style-name="Standard"><text:s/>77 , <text:s/>7095.83</text:p>
      <text:p text:style-name="Standard"><text:s/>78 , <text:s/>7095.83</text:p>
      <text:p text:style-name="Standard"><text:s/>79 , <text:s/>7095.83</text:p>
      <text:p text:style-name="Standard"><text:s/>80 , <text:s/>7095.83</text:p>
      <text:p text:style-name="Standard"><text:s/>81 , <text:s/>7095.83</text:p>
      <text:p text:style-name="Standard"><text:s/>82 , <text:s/>7095.83</text:p>
      <text:p text:style-name="Standard"><text:s/>83 , <text:s/>7095.83</text:p>
      <text:p text:style-name="Standard"><text:s/>84 , <text:s/>7095.83</text:p>
      <text:p text:style-name="Standard"><text:s/>85 , <text:s/>7095.83</text:p>
      <text:p text:style-name="Standard"><text:s/>86 , <text:s/>7095.83</text:p>
      <text:p text:style-name="Standard"><text:s/>87 , <text:s/>7095.83</text:p>
      <text:p text:style-name="Standard"><text:s/>88 , <text:s/>7095.83</text:p>
      <text:p text:style-name="Standard"><text:s/>89 , <text:s/>7095.83</text:p>
      <text:p text:style-name="Standard"><text:s/>90 , <text:s/>7095.83</text:p>
      <text:p text:style-name="Standard"><text:s/>91 , <text:s/>7095.83</text:p>
      <text:p text:style-name="Standard"><text:s/>92 , <text:s/>7095.83</text:p>
      <text:p text:style-name="Standard"><text:s/>93 , <text:s/>6043.75</text:p>
      <text:p text:style-name="Standard"><text:s/>94 , <text:s/>6043.75</text:p>
      <text:p text:style-name="Standard"><text:s/>95 , <text:s/>6043.75</text:p>
      <text:p text:style-name="Standard"><text:s/>96 , <text:s/>6043.75</text:p>
      <text:p text:style-name="Standard"><text:s/>97 , <text:s/>6043.75</text:p>
      <text:p text:style-name="Standard"><text:s/>98 , <text:s/>6043.75</text:p>
      <text:p text:style-name="Standard"><text:s/>99 , <text:s/>6043.75</text:p>
      <text:p text:style-name="Standard">EKSPERYMENT</text:p>
      <text:p text:style-name="Standard"><text:s/>0 , <text:s/>304.42</text:p>
      <text:p text:style-name="Standard"><text:s/>1 , <text:s/>326.18</text:p>
      <text:p text:style-name="Standard"><text:s/>2 , <text:s/>509.67</text:p>
      <text:p text:style-name="Standard"><text:s/>3 , <text:s/>635.23</text:p>
      <text:p text:style-name="Standard"><text:s/>4 , <text:s/>1008.82</text:p>
      <text:p text:style-name="Standard"><text:s/>5 , <text:s/>1008.82</text:p>
      <text:p text:style-name="Standard"><text:s/>6 , <text:s/>1008.82</text:p>
      <text:p text:style-name="Standard"><text:s/>7 , <text:s/>1008.82</text:p>
      <text:p text:style-name="Standard"><text:s/>8 , <text:s/>1008.82</text:p>
      <text:p text:style-name="Standard"><text:s/>9 , <text:s/>1694.26</text:p>
      <text:p text:style-name="Standard"><text:s/>10 , <text:s/>1694.26</text:p>
      <text:soft-page-break/>
      <text:p text:style-name="Standard"><text:s/>11 , <text:s/>1996.73</text:p>
      <text:p text:style-name="Standard"><text:s/>12 , <text:s/>3270.83</text:p>
      <text:p text:style-name="Standard"><text:s/>13 , <text:s/>3270.83</text:p>
      <text:p text:style-name="Standard"><text:s/>14 , <text:s/>3596.41</text:p>
      <text:p text:style-name="Standard"><text:s/>15 , <text:s/>3596.41</text:p>
      <text:p text:style-name="Standard"><text:s/>16 , <text:s/>6252.45</text:p>
      <text:p text:style-name="Standard"><text:s/>17 , <text:s/>6252.45</text:p>
      <text:p text:style-name="Standard"><text:s/>18 , <text:s/>6252.45</text:p>
      <text:p text:style-name="Standard"><text:s/>19 , <text:s/>6252.45</text:p>
      <text:p text:style-name="Standard"><text:s/>20 , <text:s/>6252.45</text:p>
      <text:p text:style-name="Standard"><text:s/>21 , <text:s/>6252.45</text:p>
      <text:p text:style-name="Standard"><text:s/>22 , <text:s/>6252.45</text:p>
      <text:p text:style-name="Standard"><text:s/>23 , <text:s/>6252.45</text:p>
      <text:p text:style-name="Standard"><text:s/>24 , <text:s/>6252.45</text:p>
      <text:p text:style-name="Standard"><text:s/>25 , <text:s/>6252.45</text:p>
      <text:p text:style-name="Standard"><text:s/>26 , <text:s/>6252.45</text:p>
      <text:p text:style-name="Standard"><text:s/>27 , <text:s/>6860.99</text:p>
      <text:p text:style-name="Standard"><text:s/>28 , <text:s/>11185.21</text:p>
      <text:p text:style-name="Standard"><text:s/>29 , <text:s/>11185.21</text:p>
      <text:p text:style-name="Standard"><text:s/>30 , <text:s/>11185.21</text:p>
      <text:p text:style-name="Standard"><text:s/>31 , <text:s/>11185.21</text:p>
      <text:p text:style-name="Standard"><text:s/>32 , <text:s/>11185.21</text:p>
      <text:p text:style-name="Standard"><text:s/>33 , <text:s/>11185.21</text:p>
      <text:p text:style-name="Standard"><text:s/>34 , <text:s/>11185.21</text:p>
      <text:p text:style-name="Standard"><text:s/>35 , <text:s/>11185.21</text:p>
      <text:p text:style-name="Standard"><text:s/>36 , <text:s/>11185.21</text:p>
      <text:p text:style-name="Standard"><text:s/>37 , <text:s/>11185.21</text:p>
      <text:p text:style-name="Standard"><text:s/>38 , <text:s/>11879.18</text:p>
      <text:p text:style-name="Standard"><text:s/>39 , <text:s/>11879.18</text:p>
      <text:p text:style-name="Standard"><text:s/>40 , <text:s/>11879.18</text:p>
      <text:p text:style-name="Standard"><text:s/>41 , <text:s/>11879.18</text:p>
      <text:p text:style-name="Standard"><text:s/>42 , <text:s/>11879.18</text:p>
      <text:p text:style-name="Standard"><text:s/>43 , <text:s/>11879.18</text:p>
      <text:p text:style-name="Standard"><text:s/>44 , <text:s/>11879.18</text:p>
      <text:p text:style-name="Standard"><text:s/>45 , <text:s/>11879.18</text:p>
      <text:p text:style-name="Standard"><text:s/>46 , <text:s/>11879.18</text:p>
      <text:p text:style-name="Standard"><text:s/>47 , <text:s/>11879.18</text:p>
      <text:p text:style-name="Standard"><text:s/>48 , <text:s/>11879.18</text:p>
      <text:p text:style-name="Standard"><text:s/>49 , <text:s/>19616.21</text:p>
      <text:p text:style-name="Standard"><text:s/>50 , <text:s/>19616.21</text:p>
      <text:p text:style-name="Standard"><text:s/>51 , <text:s/>19616.21</text:p>
      <text:p text:style-name="Standard"><text:s/>52 , <text:s/>19616.21</text:p>
      <text:p text:style-name="Standard"><text:s/>53 , <text:s/>19616.21</text:p>
      <text:p text:style-name="Standard"><text:s/>54 , <text:s/>19616.21</text:p>
      <text:p text:style-name="Standard"><text:s/>55 , <text:s/>19616.21</text:p>
      <text:p text:style-name="Standard"><text:s/>56 , <text:s/>19616.21</text:p>
      <text:p text:style-name="Standard"><text:s/>57 , <text:s/>19616.21</text:p>
      <text:p text:style-name="Standard"><text:s/>58 , <text:s/>19616.21</text:p>
      <text:p text:style-name="Standard"><text:s/>59 , <text:s/>19616.21</text:p>
      <text:p text:style-name="Standard"><text:s/>60 , <text:s/>19616.21</text:p>
      <text:p text:style-name="Standard"><text:s/>61 , <text:s/>19616.21</text:p>
      <text:p text:style-name="Standard"><text:s/>62 , <text:s/>19616.21</text:p>
      <text:soft-page-break/>
      <text:p text:style-name="Standard"><text:s/>63 , <text:s/>19616.21</text:p>
      <text:p text:style-name="Standard"><text:s/>64 , <text:s/>19616.21</text:p>
      <text:p text:style-name="Standard"><text:s/>65 , <text:s/>19616.21</text:p>
      <text:p text:style-name="Standard"><text:s/>66 , <text:s/>19616.21</text:p>
      <text:p text:style-name="Standard"><text:s/>67 , <text:s/>19616.21</text:p>
      <text:p text:style-name="Standard"><text:s/>68 , <text:s/>19616.21</text:p>
      <text:p text:style-name="Standard"><text:s/>69 , <text:s/>19616.21</text:p>
      <text:p text:style-name="Standard"><text:s/>70 , <text:s/>19616.21</text:p>
      <text:p text:style-name="Standard"><text:s/>71 , <text:s/>19616.21</text:p>
      <text:p text:style-name="Standard"><text:s/>72 , <text:s/>19616.21</text:p>
      <text:p text:style-name="Standard"><text:s/>73 , <text:s/>19616.21</text:p>
      <text:p text:style-name="Standard"><text:s/>74 , <text:s/>19616.21</text:p>
      <text:p text:style-name="Standard"><text:s/>75 , <text:s/>19616.21</text:p>
      <text:p text:style-name="Standard"><text:s/>76 , <text:s/>19616.21</text:p>
      <text:p text:style-name="Standard"><text:s/>77 , <text:s/>19616.21</text:p>
      <text:p text:style-name="Standard"><text:s/>78 , <text:s/>19616.21</text:p>
      <text:p text:style-name="Standard"><text:s/>79 , <text:s/>19616.21</text:p>
      <text:p text:style-name="Standard"><text:s/>80 , <text:s/>19616.21</text:p>
      <text:p text:style-name="Standard"><text:s/>81 , <text:s/>19616.21</text:p>
      <text:p text:style-name="Standard"><text:s/>82 , <text:s/>19616.21</text:p>
      <text:p text:style-name="Standard"><text:s/>83 , <text:s/>19616.21</text:p>
      <text:p text:style-name="Standard"><text:s/>84 , <text:s/>19616.21</text:p>
      <text:p text:style-name="Standard"><text:s/>85 , <text:s/>19616.21</text:p>
      <text:p text:style-name="Standard"><text:s/>86 , <text:s/>19616.21</text:p>
      <text:p text:style-name="Standard"><text:s/>87 , <text:s/>19616.21</text:p>
      <text:p text:style-name="Standard"><text:s/>88 , <text:s/>19616.21</text:p>
      <text:p text:style-name="Standard"><text:s/>89 , <text:s/>19616.21</text:p>
      <text:p text:style-name="Standard"><text:s/>90 , <text:s/>19616.21</text:p>
      <text:p text:style-name="Standard"><text:s/>91 , <text:s/>19616.21</text:p>
      <text:p text:style-name="Standard"><text:s/>92 , <text:s/>19616.21</text:p>
      <text:p text:style-name="Standard"><text:s/>93 , <text:s/>19616.21</text:p>
      <text:p text:style-name="Standard"><text:s/>94 , <text:s/>19616.21</text:p>
      <text:p text:style-name="Standard"><text:s/>95 , <text:s/>19616.21</text:p>
      <text:p text:style-name="Standard"><text:s/>96 , <text:s/>19616.21</text:p>
      <text:p text:style-name="Standard"><text:s/>97 , <text:s/>19616.21</text:p>
      <text:p text:style-name="Standard"><text:s/>98 , <text:s/>19616.21</text:p>
      <text:p text:style-name="Standard"><text:s/>99 , <text:s/>19616.21</text:p>
      <text:p text:style-name="Standard">EKSPERYMENT</text:p>
      <text:p text:style-name="Standard"><text:s/>0 , <text:s/>527.02</text:p>
      <text:p text:style-name="Standard"><text:s/>1 , <text:s/>677.89</text:p>
      <text:p text:style-name="Standard"><text:s/>2 , <text:s/>677.89</text:p>
      <text:p text:style-name="Standard"><text:s/>3 , <text:s/>644.28</text:p>
      <text:p text:style-name="Standard"><text:s/>4 , <text:s/>644.28</text:p>
      <text:p text:style-name="Standard"><text:s/>5 , <text:s/>555.21</text:p>
      <text:p text:style-name="Standard"><text:s/>6 , <text:s/>939.65</text:p>
      <text:p text:style-name="Standard"><text:s/>7 , <text:s/>939.65</text:p>
      <text:p text:style-name="Standard"><text:s/>8 , <text:s/>939.65</text:p>
      <text:p text:style-name="Standard"><text:s/>9 , <text:s/>939.65</text:p>
      <text:p text:style-name="Standard"><text:s/>10 , <text:s/>1514.46</text:p>
      <text:p text:style-name="Standard"><text:s/>11 , <text:s/>1275.57</text:p>
      <text:p text:style-name="Standard"><text:s/>12 , <text:s/>1109.32</text:p>
      <text:p text:style-name="Standard"><text:s/>13 , <text:s/>1203.31</text:p>
      <text:soft-page-break/>
      <text:p text:style-name="Standard"><text:s/>14 , <text:s/>1203.31</text:p>
      <text:p text:style-name="Standard"><text:s/>15 , <text:s/>1203.31</text:p>
      <text:p text:style-name="Standard"><text:s/>16 , <text:s/>1148.31</text:p>
      <text:p text:style-name="Standard"><text:s/>17 , <text:s/>1584.25</text:p>
      <text:p text:style-name="Standard"><text:s/>18 , <text:s/>1584.25</text:p>
      <text:p text:style-name="Standard"><text:s/>19 , <text:s/>1643.42</text:p>
      <text:p text:style-name="Standard"><text:s/>20 , <text:s/>1643.42</text:p>
      <text:p text:style-name="Standard"><text:s/>21 , <text:s/>2033.66</text:p>
      <text:p text:style-name="Standard"><text:s/>22 , <text:s/>2033.66</text:p>
      <text:p text:style-name="Standard"><text:s/>23 , <text:s/>2033.66</text:p>
      <text:p text:style-name="Standard"><text:s/>24 , <text:s/>2033.66</text:p>
      <text:p text:style-name="Standard"><text:s/>25 , <text:s/>2033.66</text:p>
      <text:p text:style-name="Standard"><text:s/>26 , <text:s/>2595.11</text:p>
      <text:p text:style-name="Standard"><text:s/>27 , <text:s/>2595.11</text:p>
      <text:p text:style-name="Standard"><text:s/>28 , <text:s/>3275.33</text:p>
      <text:p text:style-name="Standard"><text:s/>29 , <text:s/>3275.33</text:p>
      <text:p text:style-name="Standard"><text:s/>30 , <text:s/>5001.44</text:p>
      <text:p text:style-name="Standard"><text:s/>31 , <text:s/>5001.44</text:p>
      <text:p text:style-name="Standard"><text:s/>32 , <text:s/>5001.44</text:p>
      <text:p text:style-name="Standard"><text:s/>33 , <text:s/>5001.44</text:p>
      <text:p text:style-name="Standard"><text:s/>34 , <text:s/>5001.44</text:p>
      <text:p text:style-name="Standard"><text:s/>35 , <text:s/>5001.44</text:p>
      <text:p text:style-name="Standard"><text:s/>36 , <text:s/>6042.83</text:p>
      <text:p text:style-name="Standard"><text:s/>37 , <text:s/>6042.83</text:p>
      <text:p text:style-name="Standard"><text:s/>38 , <text:s/>6638.32</text:p>
      <text:p text:style-name="Standard"><text:s/>39 , <text:s/>6638.32</text:p>
      <text:p text:style-name="Standard"><text:s/>40 , <text:s/>11462.21</text:p>
      <text:p text:style-name="Standard"><text:s/>41 , <text:s/>11462.21</text:p>
      <text:p text:style-name="Standard"><text:s/>42 , <text:s/>11462.21</text:p>
      <text:p text:style-name="Standard"><text:s/>43 , <text:s/>11462.21</text:p>
      <text:p text:style-name="Standard"><text:s/>44 , <text:s/>11462.21</text:p>
      <text:p text:style-name="Standard"><text:s/>45 , <text:s/>11462.21</text:p>
      <text:p text:style-name="Standard"><text:s/>46 , <text:s/>11462.21</text:p>
      <text:p text:style-name="Standard"><text:s/>47 , <text:s/>13698.50</text:p>
      <text:p text:style-name="Standard"><text:s/>48 , <text:s/>13698.50</text:p>
      <text:p text:style-name="Standard"><text:s/>49 , <text:s/>13698.50</text:p>
      <text:p text:style-name="Standard"><text:s/>50 , <text:s/>13698.50</text:p>
      <text:p text:style-name="Standard"><text:s/>51 , <text:s/>14401.37</text:p>
      <text:p text:style-name="Standard"><text:s/>52 , <text:s/>12930.66</text:p>
      <text:p text:style-name="Standard"><text:s/>53 , <text:s/>12930.66</text:p>
      <text:p text:style-name="Standard"><text:s/>54 , <text:s/>12930.66</text:p>
      <text:p text:style-name="Standard"><text:s/>55 , <text:s/>12930.66</text:p>
      <text:p text:style-name="Standard"><text:s/>56 , <text:s/>12930.66</text:p>
      <text:p text:style-name="Standard"><text:s/>57 , <text:s/>12930.66</text:p>
      <text:p text:style-name="Standard"><text:s/>58 , <text:s/>12930.66</text:p>
      <text:p text:style-name="Standard"><text:s/>59 , <text:s/>12930.66</text:p>
      <text:p text:style-name="Standard"><text:s/>60 , <text:s/>17186.04</text:p>
      <text:p text:style-name="Standard"><text:s/>61 , <text:s/>12930.66</text:p>
      <text:p text:style-name="Standard"><text:s/>62 , <text:s/>12930.66</text:p>
      <text:p text:style-name="Standard"><text:s/>63 , <text:s/>16693.71</text:p>
      <text:p text:style-name="Standard"><text:s/>64 , <text:s/>17186.04</text:p>
      <text:p text:style-name="Standard"><text:s/>65 , <text:s/>17186.04</text:p>
      <text:soft-page-break/>
      <text:p text:style-name="Standard"><text:s/>66 , <text:s/>17186.04</text:p>
      <text:p text:style-name="Standard"><text:s/>67 , <text:s/>17186.04</text:p>
      <text:p text:style-name="Standard"><text:s/>68 , <text:s/>17186.04</text:p>
      <text:p text:style-name="Standard"><text:s/>69 , <text:s/>17186.04</text:p>
      <text:p text:style-name="Standard"><text:s/>70 , <text:s/>17186.04</text:p>
      <text:p text:style-name="Standard"><text:s/>71 , <text:s/>17186.04</text:p>
      <text:p text:style-name="Standard"><text:s/>72 , <text:s/>17186.04</text:p>
      <text:p text:style-name="Standard"><text:s/>73 , <text:s/>17186.04</text:p>
      <text:p text:style-name="Standard"><text:s/>74 , <text:s/>17186.04</text:p>
      <text:p text:style-name="Standard"><text:s/>75 , <text:s/>17186.04</text:p>
      <text:p text:style-name="Standard"><text:s/>76 , <text:s/>17186.04</text:p>
      <text:p text:style-name="Standard"><text:s/>77 , <text:s/>17186.04</text:p>
      <text:p text:style-name="Standard"><text:s/>78 , <text:s/>17186.04</text:p>
      <text:p text:style-name="Standard"><text:s/>79 , <text:s/>22039.60</text:p>
      <text:p text:style-name="Standard"><text:s/>80 , <text:s/>22039.60</text:p>
      <text:p text:style-name="Standard"><text:s/>81 , <text:s/>22039.60</text:p>
      <text:p text:style-name="Standard"><text:s/>82 , <text:s/>22039.60</text:p>
      <text:p text:style-name="Standard"><text:s/>83 , <text:s/>22039.60</text:p>
      <text:p text:style-name="Standard"><text:s/>84 , <text:s/>22039.60</text:p>
      <text:p text:style-name="Standard"><text:s/>85 , <text:s/>22039.60</text:p>
      <text:p text:style-name="Standard"><text:s/>86 , <text:s/>22039.60</text:p>
      <text:p text:style-name="Standard"><text:s/>87 , <text:s/>22039.60</text:p>
      <text:p text:style-name="Standard"><text:s/>88 , <text:s/>45987.10</text:p>
      <text:p text:style-name="Standard"><text:s/>89 , <text:s/>29810.79</text:p>
      <text:p text:style-name="Standard"><text:s/>90 , <text:s/>29810.79</text:p>
      <text:p text:style-name="Standard"><text:s/>91 , <text:s/>22039.60</text:p>
      <text:p text:style-name="Standard"><text:s/>92 , <text:s/>22039.60</text:p>
      <text:p text:style-name="Standard"><text:s/>93 , <text:s/>22039.60</text:p>
      <text:p text:style-name="Standard"><text:s/>94 , <text:s/>22039.60</text:p>
      <text:p text:style-name="Standard"><text:s/>95 , <text:s/>22039.60</text:p>
      <text:p text:style-name="Standard"><text:s/>96 , <text:s/>22039.60</text:p>
      <text:p text:style-name="Standard"><text:s/>97 , <text:s/>22039.60</text:p>
      <text:p text:style-name="Standard"><text:s/>98 , <text:s/>22039.60</text:p>
      <text:p text:style-name="Standard"><text:s/>99 , <text:s/>22039.60</text:p>
      <text:p text:style-name="Standard">EKSPERYMENT</text:p>
      <text:p text:style-name="Standard"><text:s/>0 , <text:s/>560.84</text:p>
      <text:p text:style-name="Standard"><text:s/>1 , <text:s/>1103.59</text:p>
      <text:p text:style-name="Standard"><text:s/>2 , <text:s/>1502.04</text:p>
      <text:p text:style-name="Standard"><text:s/>3 , <text:s/>1502.04</text:p>
      <text:p text:style-name="Standard"><text:s/>4 , <text:s/>1502.04</text:p>
      <text:p text:style-name="Standard"><text:s/>5 , <text:s/>1502.04</text:p>
      <text:p text:style-name="Standard"><text:s/>6 , <text:s/>1502.04</text:p>
      <text:p text:style-name="Standard"><text:s/>7 , <text:s/>1502.04</text:p>
      <text:p text:style-name="Standard"><text:s/>8 , <text:s/>2604.63</text:p>
      <text:p text:style-name="Standard"><text:s/>9 , <text:s/>2604.63</text:p>
      <text:p text:style-name="Standard"><text:s/>10 , <text:s/>1936.30</text:p>
      <text:p text:style-name="Standard"><text:s/>11 , <text:s/>1728.23</text:p>
      <text:p text:style-name="Standard"><text:s/>12 , <text:s/>1771.07</text:p>
      <text:p text:style-name="Standard"><text:s/>13 , <text:s/>1771.07</text:p>
      <text:p text:style-name="Standard"><text:s/>14 , <text:s/>1907.46</text:p>
      <text:p text:style-name="Standard"><text:s/>15 , <text:s/>1771.07</text:p>
      <text:p text:style-name="Standard"><text:s/>16 , <text:s/>1771.07</text:p>
      <text:soft-page-break/>
      <text:p text:style-name="Standard"><text:s/>17 , <text:s/>1771.07</text:p>
      <text:p text:style-name="Standard"><text:s/>18 , <text:s/>1771.07</text:p>
      <text:p text:style-name="Standard"><text:s/>19 , <text:s/>1771.07</text:p>
      <text:p text:style-name="Standard"><text:s/>20 , <text:s/>1771.07</text:p>
      <text:p text:style-name="Standard"><text:s/>21 , <text:s/>1771.07</text:p>
      <text:p text:style-name="Standard"><text:s/>22 , <text:s/>1963.85</text:p>
      <text:p text:style-name="Standard"><text:s/>23 , <text:s/>1963.85</text:p>
      <text:p text:style-name="Standard"><text:s/>24 , <text:s/>1963.85</text:p>
      <text:p text:style-name="Standard"><text:s/>25 , <text:s/>2050.96</text:p>
      <text:p text:style-name="Standard"><text:s/>26 , <text:s/>2050.96</text:p>
      <text:p text:style-name="Standard"><text:s/>27 , <text:s/>2050.96</text:p>
      <text:p text:style-name="Standard"><text:s/>28 , <text:s/>2050.96</text:p>
      <text:p text:style-name="Standard"><text:s/>29 , <text:s/>2050.96</text:p>
      <text:p text:style-name="Standard"><text:s/>30 , <text:s/>2050.96</text:p>
      <text:p text:style-name="Standard"><text:s/>31 , <text:s/>2162.11</text:p>
      <text:p text:style-name="Standard"><text:s/>32 , <text:s/>2162.11</text:p>
      <text:p text:style-name="Standard"><text:s/>33 , <text:s/>2162.11</text:p>
      <text:p text:style-name="Standard"><text:s/>34 , <text:s/>2162.11</text:p>
      <text:p text:style-name="Standard"><text:s/>35 , <text:s/>2683.21</text:p>
      <text:p text:style-name="Standard"><text:s/>36 , <text:s/>2683.21</text:p>
      <text:p text:style-name="Standard"><text:s/>37 , <text:s/>4652.65</text:p>
      <text:p text:style-name="Standard"><text:s/>38 , <text:s/>4652.65</text:p>
      <text:p text:style-name="Standard"><text:s/>39 , <text:s/>5792.77</text:p>
      <text:p text:style-name="Standard"><text:s/>40 , <text:s/>5792.77</text:p>
      <text:p text:style-name="Standard"><text:s/>41 , <text:s/>5792.77</text:p>
      <text:p text:style-name="Standard"><text:s/>42 , <text:s/>5792.77</text:p>
      <text:p text:style-name="Standard"><text:s/>43 , <text:s/>5792.77</text:p>
      <text:p text:style-name="Standard"><text:s/>44 , <text:s/>5792.77</text:p>
      <text:p text:style-name="Standard"><text:s/>45 , <text:s/>5792.77</text:p>
      <text:p text:style-name="Standard"><text:s/>46 , <text:s/>5792.77</text:p>
      <text:p text:style-name="Standard"><text:s/>47 , <text:s/>8395.16</text:p>
      <text:p text:style-name="Standard"><text:s/>48 , <text:s/>8395.16</text:p>
      <text:p text:style-name="Standard"><text:s/>49 , <text:s/>8395.16</text:p>
      <text:p text:style-name="Standard"><text:s/>50 , <text:s/>8395.16</text:p>
      <text:p text:style-name="Standard"><text:s/>51 , <text:s/>8395.16</text:p>
      <text:p text:style-name="Standard"><text:s/>52 , <text:s/>8395.16</text:p>
      <text:p text:style-name="Standard"><text:s/>53 , <text:s/>9162.68</text:p>
      <text:p text:style-name="Standard"><text:s/>54 , <text:s/>9162.68</text:p>
      <text:p text:style-name="Standard"><text:s/>55 , <text:s/>9162.68</text:p>
      <text:p text:style-name="Standard"><text:s/>56 , <text:s/>9162.68</text:p>
      <text:p text:style-name="Standard"><text:s/>57 , <text:s/>8395.16</text:p>
      <text:p text:style-name="Standard"><text:s/>58 , <text:s/>8395.16</text:p>
      <text:p text:style-name="Standard"><text:s/>59 , <text:s/>8395.16</text:p>
      <text:p text:style-name="Standard"><text:s/>60 , <text:s/>8395.16</text:p>
      <text:p text:style-name="Standard"><text:s/>61 , <text:s/>8395.16</text:p>
      <text:p text:style-name="Standard"><text:s/>62 , <text:s/>8395.16</text:p>
      <text:p text:style-name="Standard"><text:s/>63 , <text:s/>8395.16</text:p>
      <text:p text:style-name="Standard"><text:s/>64 , <text:s/>8395.16</text:p>
      <text:p text:style-name="Standard"><text:s/>65 , <text:s/>8395.16</text:p>
      <text:p text:style-name="Standard"><text:s/>66 , <text:s/>8395.16</text:p>
      <text:p text:style-name="Standard"><text:s/>67 , <text:s/>8395.16</text:p>
      <text:p text:style-name="Standard"><text:s/>68 , <text:s/>8395.16</text:p>
      <text:soft-page-break/>
      <text:p text:style-name="Standard"><text:s/>69 , <text:s/>8395.16</text:p>
      <text:p text:style-name="Standard"><text:s/>70 , <text:s/>8395.16</text:p>
      <text:p text:style-name="Standard"><text:s/>71 , <text:s/>8395.16</text:p>
      <text:p text:style-name="Standard"><text:s/>72 , <text:s/>8395.16</text:p>
      <text:p text:style-name="Standard"><text:s/>73 , <text:s/>8395.16</text:p>
      <text:p text:style-name="Standard"><text:s/>74 , <text:s/>9162.68</text:p>
      <text:p text:style-name="Standard"><text:s/>75 , <text:s/>8395.16</text:p>
      <text:p text:style-name="Standard"><text:s/>76 , <text:s/>8395.16</text:p>
      <text:p text:style-name="Standard"><text:s/>77 , <text:s/>8395.16</text:p>
      <text:p text:style-name="Standard"><text:s/>78 , <text:s/>8395.16</text:p>
      <text:p text:style-name="Standard"><text:s/>79 , <text:s/>8395.16</text:p>
      <text:p text:style-name="Standard"><text:s/>80 , <text:s/>8395.16</text:p>
      <text:p text:style-name="Standard"><text:s/>81 , <text:s/>8395.16</text:p>
      <text:p text:style-name="Standard"><text:s/>82 , <text:s/>8395.16</text:p>
      <text:p text:style-name="Standard"><text:s/>83 , <text:s/>8395.16</text:p>
      <text:p text:style-name="Standard"><text:s/>84 , <text:s/>8395.16</text:p>
      <text:p text:style-name="Standard"><text:s/>85 , <text:s/>8395.16</text:p>
      <text:p text:style-name="Standard"><text:s/>86 , <text:s/>8395.16</text:p>
      <text:p text:style-name="Standard"><text:s/>87 , <text:s/>8395.16</text:p>
      <text:p text:style-name="Standard"><text:s/>88 , <text:s/>8395.16</text:p>
      <text:p text:style-name="Standard"><text:s/>89 , <text:s/>8395.16</text:p>
      <text:p text:style-name="Standard"><text:s/>90 , <text:s/>8395.16</text:p>
      <text:p text:style-name="Standard"><text:s/>91 , <text:s/>9162.68</text:p>
      <text:p text:style-name="Standard"><text:s/>92 , <text:s/>9162.68</text:p>
      <text:p text:style-name="Standard"><text:s/>93 , <text:s/>9162.68</text:p>
      <text:p text:style-name="Standard"><text:s/>94 , <text:s/>9162.68</text:p>
      <text:p text:style-name="Standard"><text:s/>95 , <text:s/>9162.68</text:p>
      <text:p text:style-name="Standard"><text:s/>96 , <text:s/>9162.68</text:p>
      <text:p text:style-name="Standard"><text:s/>97 , <text:s/>9162.68</text:p>
      <text:p text:style-name="Standard"><text:s/>98 , <text:s/>9162.68</text:p>
      <text:p text:style-name="Standard"><text:s/>99 , <text:s/>9162.68</text:p>
      <text:p text:style-name="Standard">EKSPERYMENT</text:p>
      <text:p text:style-name="Standard"><text:s/>0 , <text:s/>368.74</text:p>
      <text:p text:style-name="Standard"><text:s/>1 , <text:s/>368.74</text:p>
      <text:p text:style-name="Standard"><text:s/>2 , <text:s/>368.74</text:p>
      <text:p text:style-name="Standard"><text:s/>3 , <text:s/>547.89</text:p>
      <text:p text:style-name="Standard"><text:s/>4 , <text:s/>630.23</text:p>
      <text:p text:style-name="Standard"><text:s/>5 , <text:s/>692.78</text:p>
      <text:p text:style-name="Standard"><text:s/>6 , <text:s/>692.78</text:p>
      <text:p text:style-name="Standard"><text:s/>7 , <text:s/>692.78</text:p>
      <text:p text:style-name="Standard"><text:s/>8 , <text:s/>692.78</text:p>
      <text:p text:style-name="Standard"><text:s/>9 , <text:s/>820.87</text:p>
      <text:p text:style-name="Standard"><text:s/>10 , <text:s/>1338.21</text:p>
      <text:p text:style-name="Standard"><text:s/>11 , <text:s/>1338.21</text:p>
      <text:p text:style-name="Standard"><text:s/>12 , <text:s/>2106.22</text:p>
      <text:p text:style-name="Standard"><text:s/>13 , <text:s/>2106.22</text:p>
      <text:p text:style-name="Standard"><text:s/>14 , <text:s/>2106.22</text:p>
      <text:p text:style-name="Standard"><text:s/>15 , <text:s/>2106.22</text:p>
      <text:p text:style-name="Standard"><text:s/>16 , <text:s/>2106.22</text:p>
      <text:p text:style-name="Standard"><text:s/>17 , <text:s/>2106.22</text:p>
      <text:p text:style-name="Standard"><text:s/>18 , <text:s/>2783.98</text:p>
      <text:p text:style-name="Standard"><text:s/>19 , <text:s/>4565.56</text:p>
      <text:soft-page-break/>
      <text:p text:style-name="Standard"><text:s/>20 , <text:s/>4565.56</text:p>
      <text:p text:style-name="Standard"><text:s/>21 , <text:s/>2783.98</text:p>
      <text:p text:style-name="Standard"><text:s/>22 , <text:s/>2783.98</text:p>
      <text:p text:style-name="Standard"><text:s/>23 , <text:s/>2783.98</text:p>
      <text:p text:style-name="Standard"><text:s/>24 , <text:s/>2783.98</text:p>
      <text:p text:style-name="Standard"><text:s/>25 , <text:s/>4541.63</text:p>
      <text:p text:style-name="Standard"><text:s/>26 , <text:s/>5585.83</text:p>
      <text:p text:style-name="Standard"><text:s/>27 , <text:s/>5608.46</text:p>
      <text:p text:style-name="Standard"><text:s/>28 , <text:s/>5585.83</text:p>
      <text:p text:style-name="Standard"><text:s/>29 , <text:s/>6566.05</text:p>
      <text:p text:style-name="Standard"><text:s/>30 , <text:s/>6566.05</text:p>
      <text:p text:style-name="Standard"><text:s/>31 , <text:s/>6566.05</text:p>
      <text:p text:style-name="Standard"><text:s/>32 , <text:s/>6566.05</text:p>
      <text:p text:style-name="Standard"><text:s/>33 , <text:s/>12763.60</text:p>
      <text:p text:style-name="Standard"><text:s/>34 , <text:s/>12763.60</text:p>
      <text:p text:style-name="Standard"><text:s/>35 , <text:s/>12763.60</text:p>
      <text:p text:style-name="Standard"><text:s/>36 , <text:s/>12763.60</text:p>
      <text:p text:style-name="Standard"><text:s/>37 , <text:s/>12763.60</text:p>
      <text:p text:style-name="Standard"><text:s/>38 , <text:s/>17911.86</text:p>
      <text:p text:style-name="Standard"><text:s/>39 , <text:s/>17911.86</text:p>
      <text:p text:style-name="Standard"><text:s/>40 , <text:s/>17911.86</text:p>
      <text:p text:style-name="Standard"><text:s/>41 , <text:s/>17911.86</text:p>
      <text:p text:style-name="Standard"><text:s/>42 , <text:s/>17911.86</text:p>
      <text:p text:style-name="Standard"><text:s/>43 , <text:s/>17911.86</text:p>
      <text:p text:style-name="Standard"><text:s/>44 , <text:s/>17911.86</text:p>
      <text:p text:style-name="Standard"><text:s/>45 , <text:s/>19286.10</text:p>
      <text:p text:style-name="Standard"><text:s/>46 , <text:s/>17911.86</text:p>
      <text:p text:style-name="Standard"><text:s/>47 , <text:s/>19286.10</text:p>
      <text:p text:style-name="Standard"><text:s/>48 , <text:s/>17911.86</text:p>
      <text:p text:style-name="Standard"><text:s/>49 , <text:s/>17911.86</text:p>
      <text:p text:style-name="Standard"><text:s/>50 , <text:s/>19060.04</text:p>
      <text:p text:style-name="Standard"><text:s/>51 , <text:s/>19060.04</text:p>
      <text:p text:style-name="Standard"><text:s/>52 , <text:s/>19060.04</text:p>
      <text:p text:style-name="Standard"><text:s/>53 , <text:s/>17911.86</text:p>
      <text:p text:style-name="Standard"><text:s/>54 , <text:s/>17911.86</text:p>
      <text:p text:style-name="Standard"><text:s/>55 , <text:s/>19286.10</text:p>
      <text:p text:style-name="Standard"><text:s/>56 , <text:s/>17911.86</text:p>
      <text:p text:style-name="Standard"><text:s/>57 , <text:s/>17911.86</text:p>
      <text:p text:style-name="Standard"><text:s/>58 , <text:s/>19286.10</text:p>
      <text:p text:style-name="Standard"><text:s/>59 , <text:s/>17911.86</text:p>
      <text:p text:style-name="Standard"><text:s/>60 , <text:s/>19286.10</text:p>
      <text:p text:style-name="Standard"><text:s/>61 , <text:s/>19286.10</text:p>
      <text:p text:style-name="Standard"><text:s/>62 , <text:s/>19286.10</text:p>
      <text:p text:style-name="Standard"><text:s/>63 , <text:s/>19286.10</text:p>
      <text:p text:style-name="Standard"><text:s/>64 , <text:s/>19286.10</text:p>
      <text:p text:style-name="Standard"><text:s/>65 , <text:s/>19286.10</text:p>
      <text:p text:style-name="Standard"><text:s/>66 , <text:s/>19286.10</text:p>
      <text:p text:style-name="Standard"><text:s/>67 , <text:s/>19286.10</text:p>
      <text:p text:style-name="Standard"><text:s/>68 , <text:s/>19286.10</text:p>
      <text:p text:style-name="Standard"><text:s/>69 , <text:s/>19286.10</text:p>
      <text:p text:style-name="Standard"><text:s/>70 , <text:s/>19286.10</text:p>
      <text:p text:style-name="Standard"><text:s/>71 , <text:s/>19286.10</text:p>
      <text:soft-page-break/>
      <text:p text:style-name="Standard"><text:s/>72 , <text:s/>19286.10</text:p>
      <text:p text:style-name="Standard"><text:s/>73 , <text:s/>19286.10</text:p>
      <text:p text:style-name="Standard"><text:s/>74 , <text:s/>19286.10</text:p>
      <text:p text:style-name="Standard"><text:s/>75 , <text:s/>19286.10</text:p>
      <text:p text:style-name="Standard"><text:s/>76 , <text:s/>19286.10</text:p>
      <text:p text:style-name="Standard"><text:s/>77 , <text:s/>19286.10</text:p>
      <text:p text:style-name="Standard"><text:s/>78 , <text:s/>19286.10</text:p>
      <text:p text:style-name="Standard"><text:s/>79 , <text:s/>19286.10</text:p>
      <text:p text:style-name="Standard"><text:s/>80 , <text:s/>19286.10</text:p>
      <text:p text:style-name="Standard"><text:s/>81 , <text:s/>19286.10</text:p>
      <text:p text:style-name="Standard"><text:s/>82 , <text:s/>19286.10</text:p>
      <text:p text:style-name="Standard"><text:s/>83 , <text:s/>19286.10</text:p>
      <text:p text:style-name="Standard"><text:s/>84 , <text:s/>19286.10</text:p>
      <text:p text:style-name="Standard"><text:s/>85 , <text:s/>19286.10</text:p>
      <text:p text:style-name="Standard"><text:s/>86 , <text:s/>19286.10</text:p>
      <text:p text:style-name="Standard"><text:s/>87 , <text:s/>19286.10</text:p>
      <text:p text:style-name="Standard"><text:s/>88 , <text:s/>19286.10</text:p>
      <text:p text:style-name="Standard"><text:s/>89 , <text:s/>19286.10</text:p>
      <text:p text:style-name="Standard"><text:s/>90 , <text:s/>19286.10</text:p>
      <text:p text:style-name="Standard"><text:s/>91 , <text:s/>22067.90</text:p>
      <text:p text:style-name="Standard"><text:s/>92 , <text:s/>22067.90</text:p>
      <text:p text:style-name="Standard"><text:s/>93 , <text:s/>22067.90</text:p>
      <text:p text:style-name="Standard"><text:s/>94 , <text:s/>22067.90</text:p>
      <text:p text:style-name="Standard"><text:s/>95 , <text:s/>22067.90</text:p>
      <text:p text:style-name="Standard"><text:s/>96 , <text:s/>22067.90</text:p>
      <text:p text:style-name="Standard"><text:s/>97 , <text:s/>22067.90</text:p>
      <text:p text:style-name="Standard"><text:s/>98 , <text:s/>22067.90</text:p>
      <text:p text:style-name="Standard"><text:s/>99 , <text:s/>22067.90</text:p>
      <text:p text:style-name="Standard">EKSPERYMENT</text:p>
      <text:p text:style-name="Standard"><text:s/>0 , <text:s/>906.03</text:p>
      <text:p text:style-name="Standard"><text:s/>1 , <text:s/>707.95</text:p>
      <text:p text:style-name="Standard"><text:s/>2 , <text:s/>710.98</text:p>
      <text:p text:style-name="Standard"><text:s/>3 , <text:s/>720.30</text:p>
      <text:p text:style-name="Standard"><text:s/>4 , <text:s/>726.41</text:p>
      <text:p text:style-name="Standard"><text:s/>5 , <text:s/>720.30</text:p>
      <text:p text:style-name="Standard"><text:s/>6 , <text:s/>1789.91</text:p>
      <text:p text:style-name="Standard"><text:s/>7 , <text:s/>1319.23</text:p>
      <text:p text:style-name="Standard"><text:s/>8 , <text:s/>1319.23</text:p>
      <text:p text:style-name="Standard"><text:s/>9 , <text:s/>1319.23</text:p>
      <text:p text:style-name="Standard"><text:s/>10 , <text:s/>1319.23</text:p>
      <text:p text:style-name="Standard"><text:s/>11 , <text:s/>953.63</text:p>
      <text:p text:style-name="Standard"><text:s/>12 , <text:s/>953.63</text:p>
      <text:p text:style-name="Standard"><text:s/>13 , <text:s/>964.14</text:p>
      <text:p text:style-name="Standard"><text:s/>14 , <text:s/>1513.55</text:p>
      <text:p text:style-name="Standard"><text:s/>15 , <text:s/>1513.55</text:p>
      <text:p text:style-name="Standard"><text:s/>16 , <text:s/>2362.24</text:p>
      <text:p text:style-name="Standard"><text:s/>17 , <text:s/>2362.24</text:p>
      <text:p text:style-name="Standard"><text:s/>18 , <text:s/>2362.24</text:p>
      <text:p text:style-name="Standard"><text:s/>19 , <text:s/>2493.26</text:p>
      <text:p text:style-name="Standard"><text:s/>20 , <text:s/>2362.24</text:p>
      <text:p text:style-name="Standard"><text:s/>21 , <text:s/>2877.05</text:p>
      <text:p text:style-name="Standard"><text:s/>22 , <text:s/>2877.05</text:p>
      <text:soft-page-break/>
      <text:p text:style-name="Standard"><text:s/>23 , <text:s/>2940.98</text:p>
      <text:p text:style-name="Standard"><text:s/>24 , <text:s/>3239.13</text:p>
      <text:p text:style-name="Standard"><text:s/>25 , <text:s/>3239.13</text:p>
      <text:p text:style-name="Standard"><text:s/>26 , <text:s/>3239.13</text:p>
      <text:p text:style-name="Standard"><text:s/>27 , <text:s/>4779.99</text:p>
      <text:p text:style-name="Standard"><text:s/>28 , <text:s/>4779.99</text:p>
      <text:p text:style-name="Standard"><text:s/>29 , <text:s/>4779.99</text:p>
      <text:p text:style-name="Standard"><text:s/>30 , <text:s/>4779.99</text:p>
      <text:p text:style-name="Standard"><text:s/>31 , <text:s/>4779.99</text:p>
      <text:p text:style-name="Standard"><text:s/>32 , <text:s/>4779.99</text:p>
      <text:p text:style-name="Standard"><text:s/>33 , <text:s/>4779.99</text:p>
      <text:p text:style-name="Standard"><text:s/>34 , <text:s/>4779.99</text:p>
      <text:p text:style-name="Standard"><text:s/>35 , <text:s/>10472.04</text:p>
      <text:p text:style-name="Standard"><text:s/>36 , <text:s/>10472.04</text:p>
      <text:p text:style-name="Standard"><text:s/>37 , <text:s/>10472.04</text:p>
      <text:p text:style-name="Standard"><text:s/>38 , <text:s/>5115.83</text:p>
      <text:p text:style-name="Standard"><text:s/>39 , <text:s/>4779.99</text:p>
      <text:p text:style-name="Standard"><text:s/>40 , <text:s/>4779.99</text:p>
      <text:p text:style-name="Standard"><text:s/>41 , <text:s/>4779.99</text:p>
      <text:p text:style-name="Standard"><text:s/>42 , <text:s/>4797.57</text:p>
      <text:p text:style-name="Standard"><text:s/>43 , <text:s/>4779.99</text:p>
      <text:p text:style-name="Standard"><text:s/>44 , <text:s/>9875.99</text:p>
      <text:p text:style-name="Standard"><text:s/>45 , <text:s/>9875.99</text:p>
      <text:p text:style-name="Standard"><text:s/>46 , <text:s/>9875.99</text:p>
      <text:p text:style-name="Standard"><text:s/>47 , <text:s/>9875.99</text:p>
      <text:p text:style-name="Standard"><text:s/>48 , <text:s/>9875.99</text:p>
      <text:p text:style-name="Standard"><text:s/>49 , <text:s/>9875.99</text:p>
      <text:p text:style-name="Standard"><text:s/>50 , <text:s/>9875.99</text:p>
      <text:p text:style-name="Standard"><text:s/>51 , <text:s/>9875.99</text:p>
      <text:p text:style-name="Standard"><text:s/>52 , <text:s/>9875.99</text:p>
      <text:p text:style-name="Standard"><text:s/>53 , <text:s/>9875.99</text:p>
      <text:p text:style-name="Standard"><text:s/>54 , <text:s/>9875.99</text:p>
      <text:p text:style-name="Standard"><text:s/>55 , <text:s/>12647.03</text:p>
      <text:p text:style-name="Standard"><text:s/>56 , <text:s/>12647.03</text:p>
      <text:p text:style-name="Standard"><text:s/>57 , <text:s/>9875.99</text:p>
      <text:p text:style-name="Standard"><text:s/>58 , <text:s/>9875.99</text:p>
      <text:p text:style-name="Standard"><text:s/>59 , <text:s/>9875.99</text:p>
      <text:p text:style-name="Standard"><text:s/>60 , <text:s/>9875.99</text:p>
      <text:p text:style-name="Standard"><text:s/>61 , <text:s/>12647.03</text:p>
      <text:p text:style-name="Standard"><text:s/>62 , <text:s/>9875.99</text:p>
      <text:p text:style-name="Standard"><text:s/>63 , <text:s/>9875.99</text:p>
      <text:p text:style-name="Standard"><text:s/>64 , <text:s/>9875.99</text:p>
      <text:p text:style-name="Standard"><text:s/>65 , <text:s/>9875.99</text:p>
      <text:p text:style-name="Standard"><text:s/>66 , <text:s/>9875.99</text:p>
      <text:p text:style-name="Standard"><text:s/>67 , <text:s/>9875.99</text:p>
      <text:p text:style-name="Standard"><text:s/>68 , <text:s/>9875.99</text:p>
      <text:p text:style-name="Standard"><text:s/>69 , <text:s/>9875.99</text:p>
      <text:p text:style-name="Standard"><text:s/>70 , <text:s/>9875.99</text:p>
      <text:p text:style-name="Standard"><text:s/>71 , <text:s/>9875.99</text:p>
      <text:p text:style-name="Standard"><text:s/>72 , <text:s/>10472.04</text:p>
      <text:p text:style-name="Standard"><text:s/>73 , <text:s/>10472.04</text:p>
      <text:p text:style-name="Standard"><text:s/>74 , <text:s/>10472.04</text:p>
      <text:soft-page-break/>
      <text:p text:style-name="Standard"><text:s/>75 , <text:s/>12647.03</text:p>
      <text:p text:style-name="Standard"><text:s/>76 , <text:s/>12647.03</text:p>
      <text:p text:style-name="Standard"><text:s/>77 , <text:s/>12647.03</text:p>
      <text:p text:style-name="Standard"><text:s/>78 , <text:s/>12647.03</text:p>
      <text:p text:style-name="Standard"><text:s/>79 , <text:s/>12647.03</text:p>
      <text:p text:style-name="Standard"><text:s/>80 , <text:s/>12647.03</text:p>
      <text:p text:style-name="Standard"><text:s/>81 , <text:s/>12647.03</text:p>
      <text:p text:style-name="Standard"><text:s/>82 , <text:s/>12647.03</text:p>
      <text:p text:style-name="Standard"><text:s/>83 , <text:s/>12647.03</text:p>
      <text:p text:style-name="Standard"><text:s/>84 , <text:s/>12647.03</text:p>
      <text:p text:style-name="Standard"><text:s/>85 , <text:s/>12647.03</text:p>
      <text:p text:style-name="Standard"><text:s/>86 , <text:s/>12647.03</text:p>
      <text:p text:style-name="Standard"><text:s/>87 , <text:s/>12647.03</text:p>
      <text:p text:style-name="Standard"><text:s/>88 , <text:s/>12647.03</text:p>
      <text:p text:style-name="Standard"><text:s/>89 , <text:s/>12647.03</text:p>
      <text:p text:style-name="Standard"><text:s/>90 , <text:s/>12647.03</text:p>
      <text:p text:style-name="Standard"><text:s/>91 , <text:s/>12647.03</text:p>
      <text:p text:style-name="Standard"><text:s/>92 , <text:s/>12647.03</text:p>
      <text:p text:style-name="Standard"><text:s/>93 , <text:s/>12647.03</text:p>
      <text:p text:style-name="Standard"><text:s/>94 , <text:s/>12647.03</text:p>
      <text:p text:style-name="Standard"><text:s/>95 , <text:s/>12647.03</text:p>
      <text:p text:style-name="Standard"><text:s/>96 , <text:s/>12647.03</text:p>
      <text:p text:style-name="Standard"><text:s/>97 , <text:s/>12647.03</text:p>
      <text:p text:style-name="Standard"><text:s/>98 , <text:s/>12647.03</text:p>
      <text:p text:style-name="Standard"><text:s/>99 , <text:s/>12647.03</text:p>
      <text:p text:style-name="Standard">EKSPERYMENT<text:s/></text:p>
      <text:p text:style-name="Standard"><text:s/>0 , <text:s/>317.06</text:p>
      <text:p text:style-name="Standard"><text:s/>1 , <text:s/>409.80</text:p>
      <text:p text:style-name="Standard"><text:s/>2 , <text:s/>493.76</text:p>
      <text:p text:style-name="Standard"><text:s/>3 , <text:s/>503.55</text:p>
      <text:p text:style-name="Standard"><text:s/>4 , <text:s/>503.55</text:p>
      <text:p text:style-name="Standard"><text:s/>5 , <text:s/>801.32</text:p>
      <text:p text:style-name="Standard"><text:s/>6 , <text:s/>801.32</text:p>
      <text:p text:style-name="Standard"><text:s/>7 , <text:s/>1063.48</text:p>
      <text:p text:style-name="Standard"><text:s/>8 , <text:s/>1063.48</text:p>
      <text:p text:style-name="Standard"><text:s/>9 , <text:s/>2563.17</text:p>
      <text:p text:style-name="Standard"><text:s/>10 , <text:s/>2563.17</text:p>
      <text:p text:style-name="Standard"><text:s/>11 , <text:s/>2563.17</text:p>
      <text:p text:style-name="Standard"><text:s/>12 , <text:s/>3180.11</text:p>
      <text:p text:style-name="Standard"><text:s/>13 , <text:s/>3180.11</text:p>
      <text:p text:style-name="Standard"><text:s/>14 , <text:s/>3180.11</text:p>
      <text:p text:style-name="Standard"><text:s/>15 , <text:s/>3180.11</text:p>
      <text:p text:style-name="Standard"><text:s/>16 , <text:s/>3180.11</text:p>
      <text:p text:style-name="Standard"><text:s/>17 , <text:s/>3180.11</text:p>
      <text:p text:style-name="Standard"><text:s/>18 , <text:s/>3976.37</text:p>
      <text:p text:style-name="Standard"><text:s/>19 , <text:s/>3976.37</text:p>
      <text:p text:style-name="Standard"><text:s/>20 , <text:s/>3976.37</text:p>
      <text:p text:style-name="Standard"><text:s/>21 , <text:s/>6262.02</text:p>
      <text:p text:style-name="Standard"><text:s/>22 , <text:s/>6262.02</text:p>
      <text:p text:style-name="Standard"><text:s/>23 , <text:s/>6262.02</text:p>
      <text:p text:style-name="Standard"><text:s/>24 , <text:s/>6262.02</text:p>
      <text:p text:style-name="Standard"><text:s/>25 , <text:s/>6262.02</text:p>
      <text:soft-page-break/>
      <text:p text:style-name="Standard"><text:s/>26 , <text:s/>6262.02</text:p>
      <text:p text:style-name="Standard"><text:s/>27 , <text:s/>6814.44</text:p>
      <text:p text:style-name="Standard"><text:s/>28 , <text:s/>6814.44</text:p>
      <text:p text:style-name="Standard"><text:s/>29 , <text:s/>6331.90</text:p>
      <text:p text:style-name="Standard"><text:s/>30 , <text:s/>6331.90</text:p>
      <text:p text:style-name="Standard"><text:s/>31 , <text:s/>6331.90</text:p>
      <text:p text:style-name="Standard"><text:s/>32 , <text:s/>6331.90</text:p>
      <text:p text:style-name="Standard"><text:s/>33 , <text:s/>6331.90</text:p>
      <text:p text:style-name="Standard"><text:s/>34 , <text:s/>6331.90</text:p>
      <text:p text:style-name="Standard"><text:s/>35 , <text:s/>6331.90</text:p>
      <text:p text:style-name="Standard"><text:s/>36 , <text:s/>6331.90</text:p>
      <text:p text:style-name="Standard"><text:s/>37 , <text:s/>6331.90</text:p>
      <text:p text:style-name="Standard"><text:s/>38 , <text:s/>6331.90</text:p>
      <text:p text:style-name="Standard"><text:s/>39 , <text:s/>6331.90</text:p>
      <text:p text:style-name="Standard"><text:s/>40 , <text:s/>6331.90</text:p>
      <text:p text:style-name="Standard"><text:s/>41 , <text:s/>6331.90</text:p>
      <text:p text:style-name="Standard"><text:s/>42 , <text:s/>6331.90</text:p>
      <text:p text:style-name="Standard"><text:s/>43 , <text:s/>6814.44</text:p>
      <text:p text:style-name="Standard"><text:s/>44 , <text:s/>6814.44</text:p>
      <text:p text:style-name="Standard"><text:s/>45 , <text:s/>6814.44</text:p>
      <text:p text:style-name="Standard"><text:s/>46 , <text:s/>6814.44</text:p>
      <text:p text:style-name="Standard"><text:s/>47 , <text:s/>6814.44</text:p>
      <text:p text:style-name="Standard"><text:s/>48 , <text:s/>6814.44</text:p>
      <text:p text:style-name="Standard"><text:s/>49 , <text:s/>6814.44</text:p>
      <text:p text:style-name="Standard"><text:s/>50 , <text:s/>6814.44</text:p>
      <text:p text:style-name="Standard"><text:s/>51 , <text:s/>6814.44</text:p>
      <text:p text:style-name="Standard"><text:s/>52 , <text:s/>6814.44</text:p>
      <text:p text:style-name="Standard"><text:s/>53 , <text:s/>6814.44</text:p>
      <text:p text:style-name="Standard"><text:s/>54 , <text:s/>6814.44</text:p>
      <text:p text:style-name="Standard"><text:s/>55 , <text:s/>6814.44</text:p>
      <text:p text:style-name="Standard"><text:s/>56 , <text:s/>6814.44</text:p>
      <text:p text:style-name="Standard"><text:s/>57 , <text:s/>6814.44</text:p>
      <text:p text:style-name="Standard"><text:s/>58 , <text:s/>6814.44</text:p>
      <text:p text:style-name="Standard"><text:s/>59 , <text:s/>6814.44</text:p>
      <text:p text:style-name="Standard"><text:s/>60 , <text:s/>6814.44</text:p>
      <text:p text:style-name="Standard"><text:s/>61 , <text:s/>6814.44</text:p>
      <text:p text:style-name="Standard"><text:s/>62 , <text:s/>6814.44</text:p>
      <text:p text:style-name="Standard"><text:s/>63 , <text:s/>6331.90</text:p>
      <text:p text:style-name="Standard"><text:s/>64 , <text:s/>6331.90</text:p>
      <text:p text:style-name="Standard"><text:s/>65 , <text:s/>5841.36</text:p>
      <text:p text:style-name="Standard"><text:s/>66 , <text:s/>5841.36</text:p>
      <text:p text:style-name="Standard"><text:s/>67 , <text:s/>5841.36</text:p>
      <text:p text:style-name="Standard"><text:s/>68 , <text:s/>5841.36</text:p>
      <text:p text:style-name="Standard"><text:s/>69 , <text:s/>6718.17</text:p>
      <text:p text:style-name="Standard"><text:s/>70 , <text:s/>6718.17</text:p>
      <text:p text:style-name="Standard"><text:s/>71 , <text:s/>6718.17</text:p>
      <text:p text:style-name="Standard"><text:s/>72 , <text:s/>6718.17</text:p>
      <text:p text:style-name="Standard"><text:s/>73 , <text:s/>6718.17</text:p>
      <text:p text:style-name="Standard"><text:s/>74 , <text:s/>6718.17</text:p>
      <text:p text:style-name="Standard"><text:s/>75 , <text:s/>6718.17</text:p>
      <text:p text:style-name="Standard"><text:s/>76 , <text:s/>6718.17</text:p>
      <text:p text:style-name="Standard"><text:s/>77 , <text:s/>6718.17</text:p>
      <text:soft-page-break/>
      <text:p text:style-name="Standard"><text:s/>78 , <text:s/>6718.17</text:p>
      <text:p text:style-name="Standard"><text:s/>79 , <text:s/>6718.17</text:p>
      <text:p text:style-name="Standard"><text:s/>80 , <text:s/>6718.17</text:p>
      <text:p text:style-name="Standard"><text:s/>81 , <text:s/>6718.17</text:p>
      <text:p text:style-name="Standard"><text:s/>82 , <text:s/>6718.17</text:p>
      <text:p text:style-name="Standard"><text:s/>83 , <text:s/>6718.17</text:p>
      <text:p text:style-name="Standard"><text:s/>84 , <text:s/>6718.17</text:p>
      <text:p text:style-name="Standard"><text:s/>85 , <text:s/>6718.17</text:p>
      <text:p text:style-name="Standard"><text:s/>86 , <text:s/>6718.17</text:p>
      <text:p text:style-name="Standard"><text:s/>87 , <text:s/>7191.05</text:p>
      <text:p text:style-name="Standard"><text:s/>88 , <text:s/>7191.05</text:p>
      <text:p text:style-name="Standard"><text:s/>89 , <text:s/>6718.17</text:p>
      <text:p text:style-name="Standard"><text:s/>90 , <text:s/>6814.44</text:p>
      <text:p text:style-name="Standard"><text:s/>91 , <text:s/>6814.44</text:p>
      <text:p text:style-name="Standard"><text:s/>92 , <text:s/>6814.44</text:p>
      <text:p text:style-name="Standard"><text:s/>93 , <text:s/>6814.44</text:p>
      <text:p text:style-name="Standard"><text:s/>94 , <text:s/>6814.44</text:p>
      <text:p text:style-name="Standard"><text:s/>95 , <text:s/>6814.44</text:p>
      <text:p text:style-name="Standard"><text:s/>96 , <text:s/>6814.44</text:p>
      <text:p text:style-name="Standard"><text:s/>97 , <text:s/>6814.44</text:p>
      <text:p text:style-name="Standard"><text:s/>98 , <text:s/>6814.44</text:p>
      <text:p text:style-name="Standard"><text:s/>99 , <text:s/>6814.4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weł Malec</dc:creator>
    <meta:creation-date>2020-06-13T11:18:00Z</meta:creation-date>
    <dc:date>2020-06-13T10:12:00Z</dc:date>
    <meta:template xlink:href="Normal.dotm" xlink:type="simple"/>
    <meta:editing-cycles>11</meta:editing-cycles>
    <meta:editing-duration>PT2880S</meta:editing-duration>
    <meta:document-statistic meta:page-count="20" meta:paragraph-count="30" meta:word-count="2189" meta:character-count="15298" meta:row-count="109" meta:non-whitespace-character-count="13139"/>
  </office:meta>
</office:document-meta>
</file>